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5cm" svg:height="2cm" svg:x="1cm" svg:y="3cm">
          <text:p text:style-name="P1">Apache port 8080</text:p>
          <text:p text:style-name="P1">Site we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5.5cm" svg:height="2cm" svg:x="1cm" svg:y="8cm">
          <text:p text:style-name="P1">Apache port 80</text:p>
          <text:p text:style-name="P1">Reverse-Prox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1.5cm" svg:height="1.5cm" svg:x="3cm" svg:y="1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3" draw:text-style-name="P1" draw:layer="layout" svg:x1="3.75cm" svg:y1="5cm" svg:x2="3.75cm" svg:y2="8cm" draw:start-shape="id1" draw:end-shape="id2" svg:d="m3750 5000v3000">
          <text:p/>
        </draw:connector>
        <draw:connector draw:style-name="gr3" draw:text-style-name="P1" draw:layer="layout" svg:x1="3.75cm" svg:y1="10cm" svg:x2="3.75cm" svg:y2="14.5cm" draw:start-shape="id2" draw:end-shape="id3" draw:end-glue-point="0" svg:d="m3750 10000v4500">
          <text:p/>
        </draw:connector>
        <draw:custom-shape draw:style-name="gr4" draw:text-style-name="P1" xml:id="id5" draw:id="id5" draw:layer="layout" svg:width="5.5cm" svg:height="2cm" svg:x="17cm" svg:y="8cm">
          <text:p text:style-name="P1">LinOTP</text:p>
          <text:p text:style-name="P1">Community Ed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4" draw:id="id4" draw:layer="layout" svg:width="5.5cm" svg:height="3cm" svg:x="9cm" svg:y="7.5cm">
          <text:p text:style-name="P1">Auth. PAM</text:p>
          <text:p text:style-name="P1">pwauth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6.5cm" svg:y1="9cm" svg:x2="9cm" svg:y2="9cm" draw:start-shape="id2" draw:end-shape="id4" svg:d="m6500 9000h2500">
          <text:p/>
        </draw:connector>
        <draw:connector draw:style-name="gr3" draw:text-style-name="P1" draw:layer="layout" svg:x1="14.5cm" svg:y1="9cm" svg:x2="17cm" svg:y2="9cm" draw:start-shape="id4" draw:end-shape="id5" svg:d="m14500 9000h2500">
          <text:p/>
        </draw:connector>
        <draw:custom-shape draw:style-name="gr6" draw:text-style-name="P1" xml:id="id6" draw:id="id6" draw:layer="layout" svg:width="4.5cm" svg:height="5.5cm" svg:x="17.5cm" svg:y="1cm">
          <text:p text:style-name="P1">Utilisateurs</text:p>
          <text:p text:style-name="P1"/>
          <text:p text:style-name="P1">Fichier</text:p>
          <text:p text:style-name="P1">/etc/passw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1" draw:layer="layout" svg:x1="19.75cm" svg:y1="6.5cm" svg:x2="19.75cm" svg:y2="8cm" draw:start-shape="id6" draw:end-shape="id5" svg:d="m19750 6500v1500">
          <text:p/>
        </draw:connector>
        <draw:custom-shape draw:style-name="gr7" draw:text-style-name="P2" draw:layer="layout" svg:width="3cm" svg:height="1.5cm" svg:x="4cm" svg:y="12.5cm">
          <text:p text:style-name="P1"><text:span text:style-name="T1">mOTP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959.14695101633 38551.898734177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5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érémy SUBTIL</meta:initial-creator>
    <meta:creation-date>2011-03-31T14:51:38</meta:creation-date>
    <dc:date>2011-08-15T19:47:01</dc:date>
    <dc:creator>Jérémy Subtil</dc:creator>
    <meta:editing-duration>PT4M53S</meta:editing-duration>
    <meta:editing-cycles>5</meta:editing-cycles>
    <meta:generator>LibreOffice/3.4$Unix LibreOffice_project/340m1$Build-203</meta:generator>
    <meta:document-statistic meta:object-count="12"/>
  </office:meta>
</office:document-meta>
</file>